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Verdana, Genev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333333" style:font-name="Lato" fo:font-size="22.5pt" fo:letter-spacing="normal" fo:font-style="normal" fo:font-weight="normal"/>
    </style:style>
    <style:style style:name="P2" style:family="paragraph" style:parent-style-name="Text_20_body">
      <style:paragraph-properties fo:margin-left="0cm" fo:margin-right="0cm" fo:margin-top="0cm" fo:margin-bottom="0.529cm" fo:orphans="2" fo:widows="2" fo:text-indent="0cm" style:auto-text-indent="false"/>
      <style:text-properties fo:font-variant="normal" fo:text-transform="none" fo:color="#747474" style:font-name="Lato" fo:font-size="12.75pt" fo:letter-spacing="normal" fo:font-style="normal" fo:font-weight="normal"/>
    </style:style>
    <style:style style:name="P3" style:family="paragraph" style:parent-style-name="Text_20_body">
      <style:paragraph-properties fo:margin-left="0cm" fo:margin-right="0cm" fo:margin-top="0cm" fo:margin-bottom="0.529cm" fo:orphans="2" fo:widows="2" fo:text-indent="0cm" style:auto-text-indent="false"/>
      <style:text-properties fo:font-variant="normal" fo:text-transform="none" fo:color="#747474" fo:letter-spacing="normal"/>
    </style:style>
    <style:style style:name="P4" style:family="paragraph" style:parent-style-name="Text_20_body">
      <style:paragraph-properties fo:margin-left="0cm" fo:margin-right="0cm" fo:margin-top="0cm" fo:margin-bottom="0.529cm" fo:orphans="2" fo:widows="2" fo:text-indent="0cm" style:auto-text-indent="false"/>
    </style:style>
    <style:style style:name="P5" style:family="paragraph" style:parent-style-name="Text_20_body">
      <style:paragraph-properties fo:margin-left="0cm" fo:margin-right="0cm" fo:margin-top="0cm" fo:margin-bottom="0.529cm" fo:orphans="2" fo:widows="2" fo:text-indent="0cm" style:auto-text-indent="false"/>
      <style:text-properties fo:font-size="16pt" style:font-size-asian="16pt" style:font-size-complex="16pt"/>
    </style:style>
    <style:style style:name="P6" style:family="paragraph" style:parent-style-name="Heading_20_2">
      <style:text-properties fo:font-variant="normal" fo:text-transform="none" fo:color="#333333" style:font-name="Lato" fo:font-size="22.5pt" fo:letter-spacing="normal" fo:font-style="normal" fo:font-weight="normal"/>
    </style:style>
    <style:style style:name="T1" style:family="text">
      <style:text-properties style:font-name="Lato" fo:font-size="12.75pt" fo:font-style="normal" fo:font-weight="normal"/>
    </style:style>
    <style:style style:name="T2" style:family="text">
      <style:text-properties fo:font-variant="normal" fo:text-transform="none" fo:color="#747474" fo:letter-spacing="normal"/>
    </style:style>
    <style:style style:name="T3" style:family="text">
      <style:text-properties fo:font-variant="normal" fo:text-transform="none" fo:color="#747474" fo:font-size="16pt" fo:letter-spacing="normal" style:font-size-asian="16pt" style:font-size-complex="16pt"/>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Comandos Básicos de Linux </text:h>
      <text:p text:style-name="P1"><text:bookmark text:name="more-2375"/></text:p>
      <text:p text:style-name="P2">Cuando uno llega a Linux por primera vez , es probable que se sienta un poco abrumado por el cambio.</text:p>
      <text:p text:style-name="P2">Más que nada porque hay cambios sustanciales en el modo en que se organizan las cosas.</text:p>
      <text:p text:style-name="P2">Por ejemplo, no hay disco C: ni D: ni carpeta de Mis Documentos, aunque sí que hay la carpeta Home que es donde se almacenan los datos de usuario y un directorio raíz / que es donde se encuentra todo el sistema.</text:p>
      <text:p text:style-name="P3"><text:span text:style-name="T1">Otra cosa que nos puede chocar es que a veces haya que tirar de la terminal para llevar a cabo determinadas operaciones.</text:span></text:p>
      <text:p text:style-name="P2">Usar la línea de comandos en Linux en un principio puede parecer aterrador, pero lo cierto es que una vez te acostumbras a ella, después la echas de menos.</text:p>
      <text:p text:style-name="P2">Generalmente las versiones de escritorio como por ejemplo Ubuntu tienen entorno gráfico que nos permite gestionarlo todo con el ratón.</text:p>
      <text:p text:style-name="P2">Pero hay cosas que solo podremos hacer con la terminal como por ejemplo ejecutar un script o editar algún archivo del sistema</text:p>
      <text:p text:style-name="P3"/>
      <text:p text:style-name="P3"> </text:p>
      <text:p text:style-name="P4"><text:span text:style-name="T2"> </text:span></text:p>
      <text:p text:style-name="P4"><text:span text:style-name="T2">1 La línea de comandos es tu amiga</text:span></text:p>
      <text:p text:style-name="P4"><text:span text:style-name="T2">2 Comandos Básicos de Linux</text:span></text:p>
      <text:p text:style-name="P4"><text:span text:style-name="T2">2.1 Ayuda y Documentación: man</text:span></text:p>
      <text:p text:style-name="P4"><text:span text:style-name="T2">2.2 Listar Archivos y Carpetas: ls</text:span></text:p>
      <text:p text:style-name="P4"><text:span text:style-name="T2">2.3 Cambiar de Directorio: cd</text:span></text:p>
      <text:p text:style-name="P4"><text:span text:style-name="T2">2.4 Crear un Nuevo Directorio: mkdir</text:span></text:p>
      <text:p text:style-name="P4"><text:span text:style-name="T2">2.5 Crear un Nuevo Archivo: touch</text:span></text:p>
      <text:p text:style-name="P4"><text:soft-page-break/><text:span text:style-name="T2">2.6 Borrar un Archivo / Directorio: rm</text:span></text:p>
      <text:p text:style-name="P4"><text:span text:style-name="T2">2.7 Copiar un Archivo / Directorio: cp</text:span></text:p>
      <text:p text:style-name="P4"><text:span text:style-name="T2">2.8 Mover un Archivo / Directorio: mv</text:span></text:p>
      <text:p text:style-name="P4"><text:span text:style-name="T2">2.9 Ver el Contenido de un Archivo: cat</text:span></text:p>
      <text:p text:style-name="P4"><text:span text:style-name="T2">2.10 Editar un Archivo: vi / nano</text:span></text:p>
      <text:p text:style-name="P4"><text:span text:style-name="T2">2.11 Cambiar al Modo Superusuario: su</text:span></text:p>
      <text:p text:style-name="P4"><text:span text:style-name="T2">2.12 Ejecutar en Modo Superusuario: sudo</text:span></text:p>
      <text:p text:style-name="P4"><text:span text:style-name="T2">2.13 Cambiar la Contraseña de Usuario: passwd</text:span></text:p>
      <text:p text:style-name="P4"><text:span text:style-name="T2">2.14 Cambiar la Contraseña de Root: sudo passwd</text:span></text:p>
      <text:p text:style-name="P4"><text:span text:style-name="T2">2.15 Comprimir / Descomprimir Archivos Zip: zip/unzip</text:span></text:p>
      <text:p text:style-name="P4"><text:span text:style-name="T2">2.16 Comprimir / Descomprimir Archivos Rar: rar/unrar</text:span></text:p>
      <text:p text:style-name="P4"><text:span text:style-name="T2">2.17 Reiniciar el Sistema: reboot</text:span></text:p>
      <text:p text:style-name="P4"><text:span text:style-name="T2">2.18 Apagar el Sistema: halt</text:span></text:p>
      <text:p text:style-name="P4"><text:span text:style-name="T2">2.19 Limpiar la Terminal: clear</text:span></text:p>
      <text:p text:style-name="P4"><text:span text:style-name="T2">2.20 Salir de la Terminal: exit</text:span></text:p>
      <text:p text:style-name="P4"><text:span text:style-name="T2">La línea de comandos es tu amiga</text:span></text:p>
      <text:p text:style-name="P4"><text:span text:style-name="T2">Usar la línea de comandos en Linux en un principio puede parecer aterrador, pero lo cierto es que una vez te acostumbras a ella, después la echas de menos.</text:span></text:p>
      <text:p text:style-name="P4"><text:span text:style-name="T2">Generalmente las versiones de escritorio como por ejemplo Ubuntu tienen entorno gráfico que nos permite gestionarlo todo con el ratón.</text:span></text:p>
      <text:p text:style-name="P4"><text:span text:style-name="T2">Pero hay cosas que solo podremos hacer con la terminal como por ejemplo ejecutar un script o editar algún archivo del sistema.</text:span></text:p>
      <text:p text:style-name="P4"><text:span text:style-name="T2"/></text:p>
      <text:p text:style-name="P4"><text:span text:style-name="T2"/></text:p>
      <text:p text:style-name="P4"><text:span text:style-name="T2"/></text:p>
      <text:p text:style-name="P5"><text:span text:style-name="T2">Comandos Básicos de Linux</text:span></text:p>
      <text:p text:style-name="P4"><text:span text:style-name="T2"/></text:p>
      <text:p text:style-name="P4"><text:soft-page-break/><text:span text:style-name="T2"/></text:p>
      <text:p text:style-name="P5"><text:span text:style-name="T2"><text:s/>Ayuda y Documentación: man</text:span></text:p>
      <text:p text:style-name="P4"><text:span text:style-name="T2">Man es uno de los comandos más útiles que podrás encontrar el Linux, por eso lo ponemos primero</text:span></text:p>
      <text:p text:style-name="P4"><text:span text:style-name="T2">Se trata de un comando de ayuda que muestra información sobre el comando y los distintos atributos que se pueden usar.</text:span></text:p>
      <text:p text:style-name="P4"><text:span text:style-name="T2">Para probarlo tan solo deberemos escribir en la terminal:</text:span></text:p>
      <text:p text:style-name="P4"><text:span text:style-name="T2"># man comando</text:span></text:p>
      <text:p text:style-name="P4"><text:span text:style-name="T2"/></text:p>
      <text:p text:style-name="P4"><text:span text:style-name="T2"/></text:p>
      <text:p text:style-name="P5"><text:span text:style-name="T2">Listar Archivos y Carpetas: ls</text:span></text:p>
      <text:p text:style-name="P4"><text:span text:style-name="T2"><text:s/>El siguiente comando que deberías conocer es ls.</text:span></text:p>
      <text:p text:style-name="P4"><text:span text:style-name="T2">Sirve para listar los archivos y carpetas que hay dentro del directorio el el que estés.</text:span></text:p>
      <text:p text:style-name="P4"><text:span text:style-name="T2">Si por defecto estas en /home/ pues te mostrará todo lo que hay dentro.</text:span></text:p>
      <text:p text:style-name="P4"><text:span text:style-name="T2">Para ejecutarlo simplemente escribe:</text:span></text:p>
      <text:p text:style-name="P4"><text:span text:style-name="T2"># ls /ruta/del/directorio/</text:span></text:p>
      <text:p text:style-name="P4"><text:span text:style-name="T2">o si ya estás en dicho directorio:</text:span></text:p>
      <text:p text:style-name="P4"><text:span text:style-name="T2"># ls</text:span></text:p>
      <text:p text:style-name="P4"><text:span text:style-name="T2"/></text:p>
      <text:p text:style-name="P5"><text:span text:style-name="T2"><text:s/>Cambiar de Directorio: cd</text:span></text:p>
      <text:p text:style-name="P4"><text:span text:style-name="T2"><text:s/>El comando cd sirve para cambiar de directorio, por ejemplo si estás en /home/directorio/ y quieres pasar a /home/directorio2/, tendrías que escribir:</text:span></text:p>
      <text:p text:style-name="P4"><text:span text:style-name="T2"># cd /home/directorio2/</text:span></text:p>
      <text:p text:style-name="P4"><text:span text:style-name="T2"/></text:p>
      <text:p text:style-name="P4"><text:span text:style-name="T2"><text:s/>Si quisieras pasar al directorio superior, léase /home/, puedes teclear:</text:span></text:p>
      <text:p text:style-name="P4"><text:span text:style-name="T2"># cd ..</text:span></text:p>
      <text:p text:style-name="P4"><text:span text:style-name="T2"/></text:p>
      <text:p text:style-name="P5"><text:soft-page-break/><text:span text:style-name="T2">Crear un Nuevo Directorio: mkdir</text:span></text:p>
      <text:p text:style-name="P4"><text:span text:style-name="T2">El comando mkdir sirve para crear un nuevo directorio. Solo eso.</text:span></text:p>
      <text:p text:style-name="P4"><text:span text:style-name="T2">Hay que tener en cuenta que lo crea por defecto en el direcorio en el que te encuentres (te lo indica siempre en la terminal).</text:span></text:p>
      <text:p text:style-name="P4"><text:span text:style-name="T2">Si quisieras crearlo en otro directorio deberías de incluir la ruta,por ejemplo:</text:span></text:p>
      <text:p text:style-name="P4"><text:span text:style-name="T2"># mkdir /nuevodirectorio/</text:span></text:p>
      <text:p text:style-name="P4"><text:span text:style-name="T2">o bien</text:span></text:p>
      <text:p text:style-name="P4"><text:span text:style-name="T2"># mkdir /ruta/del/nuevodirectorio/</text:span></text:p>
      <text:p text:style-name="P4"><text:span text:style-name="T2"/></text:p>
      <text:p text:style-name="P4"><text:span text:style-name="T2"><text:s/></text:span></text:p>
      <text:p text:style-name="P5"><text:span text:style-name="T2">Crear un Nuevo Archivo: touch</text:span></text:p>
      <text:p text:style-name="P4"><text:span text:style-name="T2"><text:s/>Este comando sirve para crear un nuevo archivo vacío si este no existe.</text:span></text:p>
      <text:p text:style-name="P4"><text:span text:style-name="T2">Por ejemplo si queremos crear un nuevo archivo de texto para dejar una nota, podemos teclear:</text:span></text:p>
      <text:p text:style-name="P4"><text:span text:style-name="T2"># touch archivo.txt</text:span></text:p>
      <text:p text:style-name="P4"><text:span text:style-name="T2">si lo queremos crear en otra ruta:</text:span></text:p>
      <text:p text:style-name="P4"><text:span text:style-name="T2"># touch /ruta/del/archivo.txt</text:span></text:p>
      <text:p text:style-name="P4"><text:span text:style-name="T2"/></text:p>
      <text:p text:style-name="P5"><text:span text:style-name="T2"><text:s/>Borrar un Archivo / Directorio: rm</text:span></text:p>
      <text:p text:style-name="P4"><text:span text:style-name="T2"><text:s/>Si queremos borrar algún archivo o directorio podemos hacer uso del comando rm.</text:span></text:p>
      <text:p text:style-name="P4"><text:span text:style-name="T2">Para ello usaremos:</text:span></text:p>
      <text:p text:style-name="P4"><text:span text:style-name="T2"># rm achivo.txt</text:span></text:p>
      <text:p text:style-name="P4"><text:span text:style-name="T2">o bien:</text:span></text:p>
      <text:p text:style-name="P4"><text:span text:style-name="T2"># rm /ruta/del/archivo.txt</text:span></text:p>
      <text:p text:style-name="P4"><text:span text:style-name="T2">Si queremos borrar un directorio que contenga más archivos, podremos hacer uso del atributo -r, esto es:</text:span></text:p>
      <text:p text:style-name="P4"><text:span text:style-name="T2"># rm -r /directorio/</text:span></text:p>
      <text:p text:style-name="P4"><text:soft-page-break/><text:span text:style-name="T2">o</text:span></text:p>
      <text:p text:style-name="P4"><text:span text:style-name="T2"># rm -r /ruta/del/directorio/</text:span></text:p>
      <text:p text:style-name="P4"><text:span text:style-name="T2"/></text:p>
      <text:p text:style-name="P4"><text:span text:style-name="T2"><text:s/></text:span><text:span text:style-name="T3">Copiar un Archivo / Directorio: cp</text:span></text:p>
      <text:p text:style-name="P4"><text:span text:style-name="T2"><text:s/>A la hora de copiar archivos vamos a necesitar el comando cp.</text:span></text:p>
      <text:p text:style-name="P4"><text:span text:style-name="T2">Tenemos que indicarle la ruta de origen y la ruta de destino, en este orden:</text:span></text:p>
      <text:p text:style-name="P4"><text:span text:style-name="T2"># cp /rutaorigen/archivo.txt /rutadestino/archivo.txt</text:span></text:p>
      <text:p text:style-name="P4"><text:span text:style-name="T2"/></text:p>
      <text:p text:style-name="P5"><text:span text:style-name="T2"><text:s/>Mover un Archivo / Directorio: mv</text:span></text:p>
      <text:p text:style-name="P4"><text:span text:style-name="T2">Para mover un directorio o archivo haremos uso de este comando. Esto solo desplazara los archivos sin copiarlos de un directorio a otro.</text:span></text:p>
      <text:p text:style-name="P4"><text:span text:style-name="T2">Funciona del mismo modo que cp,indicando la ruta de origen y la ruta de destino:</text:span></text:p>
      <text:p text:style-name="P4"><text:span text:style-name="T2"># mv /rutaorigen/archivo.txt /rutadestino/archivo.txt</text:span></text:p>
      <text:p text:style-name="P4"><text:span text:style-name="T2"/></text:p>
      <text:p text:style-name="P4"><text:span text:style-name="T2"/></text:p>
      <text:p text:style-name="P5"><text:span text:style-name="T2">Ver el Contenido de un Archivo: cat</text:span></text:p>
      <text:p text:style-name="P4"><text:span text:style-name="T2"><text:s/>Cat sirve para ver el contenido de un achivo sin editarlo. Simplemente nos muestra su contenido sin posibilidad de cambiarlo.</text:span></text:p>
      <text:p text:style-name="P4"><text:span text:style-name="T2"># cat archivo.txt</text:span></text:p>
      <text:p text:style-name="P4"><text:span text:style-name="T2"/></text:p>
      <text:p text:style-name="P4"><text:span text:style-name="T2"><text:s/></text:span></text:p>
      <text:p text:style-name="P4"><text:span text:style-name="T2"/></text:p>
      <text:p text:style-name="P4"><text:span text:style-name="T2"><text:s/></text:span></text:p>
      <text:p text:style-name="P4"><text:span text:style-name="T2"/></text:p>
      <text:p text:style-name="P5"><text:span text:style-name="T2">Editar un Archivo: vi / nano</text:span></text:p>
      <text:p text:style-name="P4"><text:span text:style-name="T2">Vim y nano son dos editores de texto.</text:span></text:p>
      <text:p text:style-name="P4"><text:soft-page-break/><text:span text:style-name="T2">Vim suele venir por defecto en todos los sistemas, aunque nano posiblemente tengamos que instalarlo. esto varía de unas distribuciones a otras, aunque como curiosidad en Ubuntu podemos hacerlo con # apt-get install nano</text:span></text:p>
      <text:p text:style-name="P4"><text:span text:style-name="T2">Para ejecutar estos editores tendremos que usar los comandos</text:span></text:p>
      <text:p text:style-name="P4"><text:span text:style-name="T2"># vi /ruta/archivo.txt</text:span></text:p>
      <text:p text:style-name="P4"><text:span text:style-name="T2">o bien</text:span></text:p>
      <text:p text:style-name="P4"><text:span text:style-name="T2"># nano /ruta/archivo.txt</text:span></text:p>
      <text:p text:style-name="P4"><text:span text:style-name="T2">Aunque nano muestra los comandos en la parte inferior de la pantalla (por eso es tan popular), vim no los muestra, con lo que antes de editar te aconsejo teclear un # man</text:span></text:p>
      <text:p text:style-name="P4"><text:span text:style-name="T2">Mejor ser precavido si editamos algo importante.</text:span></text:p>
      <text:p text:style-name="P4"><text:span text:style-name="T2"/></text:p>
      <text:p text:style-name="P4"><text:span text:style-name="T2"><text:s/></text:span></text:p>
      <text:p text:style-name="P5"><text:span text:style-name="T2">Cambiar al Modo Superusuario: su</text:span></text:p>
      <text:p text:style-name="P4"><text:span text:style-name="T2"><text:s/>El comando su cambia al modo de superusuario o “root”.</text:span></text:p>
      <text:p text:style-name="P4"><text:span text:style-name="T2">Este modo es el que necesitarás si quieres cambiar algo importante o necesitas permiso para acceder a determinados archivos. Se trata del administrador del sistema.</text:span></text:p>
      <text:p text:style-name="P4"><text:span text:style-name="T2">Al cambiar a este modo nos pedirá na contraseña, al teclearla no verás nada, con lo que asegúrate de escribirla bien.</text:span></text:p>
      <text:p text:style-name="P4"><text:span text:style-name="T2"># su</text:span></text:p>
      <text:p text:style-name="P4"><text:span text:style-name="T2"/></text:p>
      <text:p text:style-name="P4"><text:span text:style-name="T2"/></text:p>
      <text:p text:style-name="P5"><text:span text:style-name="T2">Ejecutar en Modo Superusuario: sudo</text:span></text:p>
      <text:p text:style-name="P4"><text:span text:style-name="T2"><text:s/>Sirve para ejecutar alguna orden en modo superusuario, también pide la contraseña antes de hacer nada.</text:span></text:p>
      <text:p text:style-name="P4"><text:span text:style-name="T2">Si quieres disparar una orden con privilegios de administrador debes teclear este comando</text:span></text:p>
      <text:p text:style-name="P4"><text:span text:style-name="T2"># sudo comando</text:span></text:p>
      <text:p text:style-name="P4"><text:span text:style-name="T2"/></text:p>
      <text:p text:style-name="P5"><text:span text:style-name="T2"><text:s/>Cambiar la Contraseña de Usuario: passwd</text:span></text:p>
      <text:p text:style-name="P4"><text:soft-page-break/><text:span text:style-name="T2">Cambia la contraseña del usuario actual. Una vez más a la hora de cambiarla fijate que la estés escribiendo bien (¿están las mayúsculas activadas?).</text:span></text:p>
      <text:p text:style-name="P4"><text:span text:style-name="T2"># passwd</text:span></text:p>
      <text:p text:style-name="P4"><text:span text:style-name="T2"/></text:p>
      <text:p text:style-name="P4"><text:span text:style-name="T2"/></text:p>
      <text:p text:style-name="P5"><text:span text:style-name="T2">Cambiar la Contraseña de Root: sudo passwd</text:span></text:p>
      <text:p text:style-name="P4"><text:span text:style-name="T2">Cambia la contraseña del usuario root, no necesitas que te explique otra vez lo de la contraseña, no? <text:s/>:)</text:span></text:p>
      <text:p text:style-name="P4"><text:span text:style-name="T2"># sudo passwd</text:span></text:p>
      <text:p text:style-name="P4"><text:span text:style-name="T2"/></text:p>
      <text:p text:style-name="P4"><text:span text:style-name="T2"><text:s/></text:span></text:p>
      <text:p text:style-name="P5"><text:span text:style-name="T2">Comprimir / Descomprimir Archivos Zip: zip/unzip</text:span></text:p>
      <text:p text:style-name="P4"><text:span text:style-name="T2">Comprime o descomprime un directorio o un archivo en formato .zip</text:span></text:p>
      <text:p text:style-name="P4"><text:span text:style-name="T2"># zip -r archivo.zip archivosacomprimir</text:span></text:p>
      <text:p text:style-name="P4"><text:span text:style-name="T2">o</text:span></text:p>
      <text:p text:style-name="P4"><text:span text:style-name="T2"># unzip archivo.zip</text:span></text:p>
      <text:p text:style-name="P4"><text:span text:style-name="T2"/></text:p>
      <text:p text:style-name="P4"><text:span text:style-name="T2"><text:s/></text:span></text:p>
      <text:p text:style-name="P5"><text:span text:style-name="T2">Comprimir / Descomprimir Archivos Tar: tar/untar</text:span></text:p>
      <text:p text:style-name="P4"><text:span text:style-name="T2"><text:s/>Funciona de una forma similar, aunque con otros atributos:</text:span></text:p>
      <text:p text:style-name="P4"><text:span text:style-name="T2">Comprimir <text:s/># tar cvf archivo.rar archivosacomprimir</text:span></text:p>
      <text:p text:style-name="P4"><text:span text:style-name="T2">Descomprimir <text:s/># tar xvf archivo.rar </text:span></text:p>
      <text:p text:style-name="P4"><text:span text:style-name="T2"/></text:p>
      <text:p text:style-name="P4"><text:span text:style-name="T2"><text:s/></text:span></text:p>
      <text:p text:style-name="P4"><text:span text:style-name="T2"/></text:p>
      <text:p text:style-name="P4"><text:span text:style-name="T2"><text:s/></text:span></text:p>
      <text:p text:style-name="P4"><text:soft-page-break/><text:span text:style-name="T2"/></text:p>
      <text:p text:style-name="P5"><text:span text:style-name="T2">Reiniciar el Sistema: reboot</text:span></text:p>
      <text:p text:style-name="P4"><text:span text:style-name="T2">Reinicia el sistema operativo.</text:span></text:p>
      <text:p text:style-name="P4"><text:span text:style-name="T2"># reboot</text:span></text:p>
      <text:p text:style-name="P4"><text:span text:style-name="T2"/></text:p>
      <text:p text:style-name="P5"><text:span text:style-name="T2"><text:s/>Apagar el Sistema: halt</text:span></text:p>
      <text:p text:style-name="P4"><text:span text:style-name="T2"><text:s/>Apaga por completo el sistema operativo.</text:span></text:p>
      <text:p text:style-name="P4"><text:span text:style-name="T2"># halt</text:span></text:p>
      <text:p text:style-name="P4"><text:span text:style-name="T2"/></text:p>
      <text:p text:style-name="P5"><text:span text:style-name="T2"><text:s/>Limpiar la Terminal: clear</text:span></text:p>
      <text:p text:style-name="P4"><text:span text:style-name="T2">Limpia el texto de la terminal. Siempre está bien poder ver lo que estamos haciendo <text:s/>:)</text:span></text:p>
      <text:p text:style-name="P4"><text:span text:style-name="T2"># clear</text:span></text:p>
      <text:p text:style-name="P4"><text:span text:style-name="T2"/></text:p>
      <text:p text:style-name="P5"><text:span text:style-name="T2"><text:s/>Salir de la Terminal: exit</text:span></text:p>
      <text:p text:style-name="P4"><text:span text:style-name="T2">Cierra la sesión en la terminal.</text:span></text:p>
      <text:p text:style-name="P4"><text:span text:style-name="T2"># exit</text:span></text:p>
      <text:p text:style-name="P4"><text:span text:style-name="T2"/></text:p>
      <text:p text:style-name="P4"><text:span text:style-name="T2">Bueno, pues esta es la lista.</text:span></text:p>
      <text:p text:style-name="P4"><text:span text:style-name="T2">Existen muchos más, pero con estos 20 comandos tienes suficiente para moverte un poco por la terminal. No te vas a convertir en un experto, pero sí que podrás realizar algunas operaciones básicas.</text:span></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Verdana, Genev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13T16:42:28.29</meta:creation-date>
    <dc:date>2018-03-13T17:05:23.85</dc:date>
    <meta:editing-duration>PT6M34S</meta:editing-duration>
    <meta:editing-cycles>2</meta:editing-cycles>
    <meta:generator>OpenOffice/4.1.1$Win32 OpenOffice.org_project/411m6$Build-9775</meta:generator>
    <meta:document-statistic meta:table-count="0" meta:image-count="0" meta:object-count="0" meta:page-count="8" meta:paragraph-count="144" meta:word-count="1245" meta:character-count="7358"/>
  </office:meta>
</office:document-meta>
</file>